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63.89pt"/>
    </style:style>
    <style:style style:name="co2" style:family="table-column">
      <style:table-column-properties fo:break-before="auto" style:column-width="65.31pt"/>
    </style:style>
    <style:style style:name="co3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d9ead3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4" style:family="table-cell" style:parent-style-name="Default">
      <style:table-cell-properties fo:background-color="#d9ead3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Inconsolata" fo:font-size="11pt" fo:font-style="normal" fo:text-shadow="none" style:text-underline-style="none" fo:font-weight="bold" style:font-size-asian="11pt" style:font-style-asian="normal" style:font-weight-asian="bold" style:font-name-complex="Inconsolata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27" table:default-cell-style-name="Default"/>
        <table:table-column table:style-name="co3" table:number-columns-repeated="991" table:default-cell-style-name="Default"/>
        <table:table-row table:style-name="ro1">
          <table:table-cell table:style-name="ce1" office:value-type="string" calcext:value-type="string">
            <text:p>Key length</text:p>
          </table:table-cell>
          <table:table-cell table:style-name="ce2" office:value-type="float" office:value="4" calcext:value-type="float">
            <text:p>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y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S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I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Full Key</text:p>
          </table:table-cell>
          <table:table-cell table:style-name="ce1" table:formula="of:=VLOOKUP((COLUMN([.B3]) - 1) - ( QUOTIENT((COLUMN([.B3])-2); [.$B$1]) * [.$B$1]);[.$G$17:.$H$33];2; 0)" office:value-type="string" office:string-value="C" calcext:value-type="string">
            <text:p>C</text:p>
          </table:table-cell>
          <table:table-cell table:style-name="ce1" table:formula="of:=VLOOKUP((COLUMN([.C3]) - 1) - ( QUOTIENT((COLUMN([.C3])-2); [.$B$1]) * [.$B$1]);[.$G$17:.$H$33];2; 0)" office:value-type="string" office:string-value="S" calcext:value-type="string">
            <text:p>S</text:p>
          </table:table-cell>
          <table:table-cell table:style-name="ce1" table:formula="of:=VLOOKUP((COLUMN([.D3]) - 1) - ( QUOTIENT((COLUMN([.D3])-2); [.$B$1]) * [.$B$1]);[.$G$17:.$H$33];2; 0)" office:value-type="string" office:string-value="C" calcext:value-type="string">
            <text:p>C</text:p>
          </table:table-cell>
          <table:table-cell table:style-name="ce1" table:formula="of:=VLOOKUP((COLUMN([.E3]) - 1) - ( QUOTIENT((COLUMN([.E3])-2); [.$B$1]) * [.$B$1]);[.$G$17:.$H$33];2; 0)" office:value-type="string" office:string-value="I" calcext:value-type="string">
            <text:p>I</text:p>
          </table:table-cell>
          <table:table-cell table:style-name="ce1" table:formula="of:=VLOOKUP((COLUMN([.F3]) - 1) - ( QUOTIENT((COLUMN([.F3])-2); [.$B$1]) * [.$B$1]);[.$G$17:.$H$33];2; 0)" office:value-type="string" office:string-value="C" calcext:value-type="string">
            <text:p>C</text:p>
          </table:table-cell>
          <table:table-cell table:style-name="ce1" table:formula="of:=VLOOKUP((COLUMN([.G3]) - 1) - ( QUOTIENT((COLUMN([.G3])-2); [.$B$1]) * [.$B$1]);[.$G$17:.$H$33];2; 0)" office:value-type="string" office:string-value="S" calcext:value-type="string">
            <text:p>S</text:p>
          </table:table-cell>
          <table:table-cell table:style-name="ce1" table:formula="of:=VLOOKUP((COLUMN([.H3]) - 1) - ( QUOTIENT((COLUMN([.H3])-2); [.$B$1]) * [.$B$1]);[.$G$17:.$H$33];2; 0)" office:value-type="string" office:string-value="C" calcext:value-type="string">
            <text:p>C</text:p>
          </table:table-cell>
          <table:table-cell table:style-name="ce1" table:formula="of:=VLOOKUP((COLUMN([.I3]) - 1) - ( QUOTIENT((COLUMN([.I3])-2); [.$B$1]) * [.$B$1]);[.$G$17:.$H$33];2; 0)" office:value-type="string" office:string-value="I" calcext:value-type="string">
            <text:p>I</text:p>
          </table:table-cell>
          <table:table-cell table:style-name="ce1" table:formula="of:=VLOOKUP((COLUMN([.J3]) - 1) - ( QUOTIENT((COLUMN([.J3])-2); [.$B$1]) * [.$B$1]);[.$G$17:.$H$33];2; 0)" office:value-type="string" office:string-value="C" calcext:value-type="string">
            <text:p>C</text:p>
          </table:table-cell>
          <table:table-cell table:style-name="ce1" table:formula="of:=VLOOKUP((COLUMN([.K3]) - 1) - ( QUOTIENT((COLUMN([.K3])-2); [.$B$1]) * [.$B$1]);[.$G$17:.$H$33];2; 0)" office:value-type="string" office:string-value="S" calcext:value-type="string">
            <text:p>S</text:p>
          </table:table-cell>
          <table:table-cell table:style-name="ce1" table:formula="of:=VLOOKUP((COLUMN([.L3]) - 1) - ( QUOTIENT((COLUMN([.L3])-2); [.$B$1]) * [.$B$1]);[.$G$17:.$H$33];2; 0)" office:value-type="string" office:string-value="C" calcext:value-type="string">
            <text:p>C</text:p>
          </table:table-cell>
          <table:table-cell table:style-name="ce1" table:formula="of:=VLOOKUP((COLUMN([.M3]) - 1) - ( QUOTIENT((COLUMN([.M3])-2); [.$B$1]) * [.$B$1]);[.$G$17:.$H$33];2; 0)" office:value-type="string" office:string-value="I" calcext:value-type="string">
            <text:p>I</text:p>
          </table:table-cell>
          <table:table-cell table:style-name="ce1" table:formula="of:=VLOOKUP((COLUMN([.N3]) - 1) - ( QUOTIENT((COLUMN([.N3])-2); [.$B$1]) * [.$B$1]);[.$G$17:.$H$33];2; 0)" office:value-type="string" office:string-value="C" calcext:value-type="string">
            <text:p>C</text:p>
          </table:table-cell>
          <table:table-cell table:style-name="ce1" table:formula="of:=VLOOKUP((COLUMN([.O3]) - 1) - ( QUOTIENT((COLUMN([.O3])-2); [.$B$1]) * [.$B$1]);[.$G$17:.$H$33];2; 0)" office:value-type="string" office:string-value="S" calcext:value-type="string">
            <text:p>S</text:p>
          </table:table-cell>
          <table:table-cell table:style-name="ce1" table:formula="of:=VLOOKUP((COLUMN([.P3]) - 1) - ( QUOTIENT((COLUMN([.P3])-2); [.$B$1]) * [.$B$1]);[.$G$17:.$H$33];2; 0)" office:value-type="string" office:string-value="C" calcext:value-type="string">
            <text:p>C</text:p>
          </table:table-cell>
          <table:table-cell table:style-name="ce1" table:formula="of:=VLOOKUP((COLUMN([.Q3]) - 1) - ( QUOTIENT((COLUMN([.Q3])-2); [.$B$1]) * [.$B$1]);[.$G$17:.$H$33];2; 0)" office:value-type="string" office:string-value="I" calcext:value-type="string">
            <text:p>I</text:p>
          </table:table-cell>
          <table:table-cell table:style-name="ce1" table:formula="of:=VLOOKUP((COLUMN([.R3]) - 1) - ( QUOTIENT((COLUMN([.R3])-2); [.$B$1]) * [.$B$1]);[.$G$17:.$H$33];2; 0)" office:value-type="string" office:string-value="C" calcext:value-type="string">
            <text:p>C</text:p>
          </table:table-cell>
          <table:table-cell table:style-name="ce1" table:formula="of:=VLOOKUP((COLUMN([.S3]) - 1) - ( QUOTIENT((COLUMN([.S3])-2); [.$B$1]) * [.$B$1]);[.$G$17:.$H$33];2; 0)" office:value-type="string" office:string-value="S" calcext:value-type="string">
            <text:p>S</text:p>
          </table:table-cell>
          <table:table-cell table:style-name="ce1" table:formula="of:=VLOOKUP((COLUMN([.T3]) - 1) - ( QUOTIENT((COLUMN([.T3])-2); [.$B$1]) * [.$B$1]);[.$G$17:.$H$33];2; 0)" office:value-type="string" office:string-value="C" calcext:value-type="string">
            <text:p>C</text:p>
          </table:table-cell>
          <table:table-cell table:style-name="ce1" table:formula="of:=VLOOKUP((COLUMN([.U3]) - 1) - ( QUOTIENT((COLUMN([.U3])-2); [.$B$1]) * [.$B$1]);[.$G$17:.$H$33];2; 0)" office:value-type="string" office:string-value="I" calcext:value-type="string">
            <text:p>I</text:p>
          </table:table-cell>
          <table:table-cell table:style-name="ce1" table:formula="of:=VLOOKUP((COLUMN([.V3]) - 1) - ( QUOTIENT((COLUMN([.V3])-2); [.$B$1]) * [.$B$1]);[.$G$17:.$H$33];2; 0)" office:value-type="string" office:string-value="C" calcext:value-type="string">
            <text:p>C</text:p>
          </table:table-cell>
          <table:table-cell table:style-name="ce1" table:formula="of:=VLOOKUP((COLUMN([.W3]) - 1) - ( QUOTIENT((COLUMN([.W3])-2); [.$B$1]) * [.$B$1]);[.$G$17:.$H$33];2; 0)" office:value-type="string" office:string-value="S" calcext:value-type="string">
            <text:p>S</text:p>
          </table:table-cell>
          <table:table-cell table:style-name="ce1" table:formula="of:=VLOOKUP((COLUMN([.X3]) - 1) - ( QUOTIENT((COLUMN([.X3])-2); [.$B$1]) * [.$B$1]);[.$G$17:.$H$33];2; 0)" office:value-type="string" office:string-value="C" calcext:value-type="string">
            <text:p>C</text:p>
          </table:table-cell>
          <table:table-cell table:style-name="ce1" table:formula="of:=VLOOKUP((COLUMN([.Y3]) - 1) - ( QUOTIENT((COLUMN([.Y3])-2); [.$B$1]) * [.$B$1]);[.$G$17:.$H$33];2; 0)" office:value-type="string" office:string-value="I" calcext:value-type="string">
            <text:p>I</text:p>
          </table:table-cell>
          <table:table-cell table:style-name="ce1" table:formula="of:=VLOOKUP((COLUMN([.Z3]) - 1) - ( QUOTIENT((COLUMN([.Z3])-2); [.$B$1]) * [.$B$1]);[.$G$17:.$H$33];2; 0)" office:value-type="string" office:string-value="C" calcext:value-type="string">
            <text:p>C</text:p>
          </table:table-cell>
          <table:table-cell table:style-name="ce1" table:formula="of:=VLOOKUP((COLUMN([.AA3]) - 1) - ( QUOTIENT((COLUMN([.AA3])-2); [.$B$1]) * [.$B$1]);[.$G$17:.$H$33];2; 0)" office:value-type="string" office:string-value="S" calcext:value-type="string">
            <text:p>S</text:p>
          </table:table-cell>
          <table:table-cell table:style-name="ce1" table:formula="of:=VLOOKUP((COLUMN([.AB3]) - 1) - ( QUOTIENT((COLUMN([.AB3])-2); [.$B$1]) * [.$B$1]);[.$G$17:.$H$33];2; 0)" office:value-type="string" office:string-value="C" calcext:value-type="string">
            <text:p>C</text:p>
          </table:table-cell>
          <table:table-cell table:style-name="ce1" table:formula="of:=VLOOKUP((COLUMN([.AC3]) - 1) - ( QUOTIENT((COLUMN([.AC3])-2); [.$B$1]) * [.$B$1]);[.$G$17:.$H$33];2; 0)" office:value-type="string" office:string-value="I" calcext:value-type="string">
            <text:p>I</text:p>
          </table:table-cell>
          <table:table-cell table:style-name="ce1" table:formula="of:=VLOOKUP((COLUMN([.AD3]) - 1) - ( QUOTIENT((COLUMN([.AD3])-2); [.$B$1]) * [.$B$1]);[.$G$17:.$H$33];2; 0)" office:value-type="string" office:string-value="C" calcext:value-type="string">
            <text:p>C</text:p>
          </table:table-cell>
          <table:table-cell table:style-name="ce1" table:formula="of:=VLOOKUP((COLUMN([.AE3]) - 1) - ( QUOTIENT((COLUMN([.AE3])-2); [.$B$1]) * [.$B$1]);[.$G$17:.$H$33];2; 0)" office:value-type="string" office:string-value="S" calcext:value-type="string">
            <text:p>S</text:p>
          </table:table-cell>
          <table:table-cell table:style-name="ce1" table:formula="of:=VLOOKUP((COLUMN([.AF3]) - 1) - ( QUOTIENT((COLUMN([.AF3])-2); [.$B$1]) * [.$B$1]);[.$G$17:.$H$33];2; 0)" office:value-type="string" office:string-value="C" calcext:value-type="string">
            <text:p>C</text:p>
          </table:table-cell>
          <table:table-cell table:style-name="ce1" table:formula="of:=VLOOKUP((COLUMN([.AG3]) - 1) - ( QUOTIENT((COLUMN([.AG3])-2); [.$B$1]) * [.$B$1]);[.$G$17:.$H$33];2; 0)" office:value-type="string" office:string-value="I" calcext:value-type="string">
            <text:p>I</text:p>
          </table:table-cell>
          <table:table-cell table:number-columns-repeated="99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lain text</text:p>
          </table:table-cell>
          <table:table-cell table:style-name="ce1" office:value-type="string" calcext:value-type="string">
            <text:p>C</text:p>
          </table:table-cell>
          <table:table-cell table:style-name="ce1" office:value-type="string" calcext:value-type="string">
            <text:p>L</text:p>
          </table:table-cell>
          <table:table-cell table:style-name="ce1" office:value-type="string" calcext:value-type="string">
            <text:p>A</text:p>
          </table:table-cell>
          <table:table-cell table:number-columns-repeated="2" table:style-name="ce1" office:value-type="string" calcext:value-type="string">
            <text:p>S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M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R</text:p>
          </table:table-cell>
          <table:table-cell table:number-columns-repeated="2" table:style-name="ce1" office:value-type="string" calcext:value-type="string">
            <text:p>E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Y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O</text:p>
          </table:table-cell>
          <table:table-cell table:style-name="ce1" office:value-type="string" calcext:value-type="string">
            <text:p>F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V</text:p>
          </table:table-cell>
          <table:table-cell table:style-name="ce1" office:value-type="string" calcext:value-type="string">
            <text:p>E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H</text:p>
          </table:table-cell>
          <table:table-cell table:style-name="ce1" office:value-type="string" calcext:value-type="string">
            <text:p>I</text:p>
          </table:table-cell>
          <table:table-cell table:style-name="ce1" office:value-type="string" calcext:value-type="string">
            <text:p>R</text:p>
          </table:table-cell>
          <table:table-cell table:style-name="ce1" office:value-type="string" calcext:value-type="string">
            <text:p>T</text:p>
          </table:table-cell>
          <table:table-cell table:style-name="ce1" office:value-type="string" calcext:value-type="string">
            <text:p>Y</text:p>
          </table:table-cell>
          <table:table-cell table:number-columns-repeated="991"/>
        </table:table-row>
        <table:table-row table:style-name="ro1">
          <table:table-cell table:style-name="ce2" office:value-type="string" calcext:value-type="string">
            <text:p>Cipher code</text:p>
          </table:table-cell>
          <table:table-cell table:style-name="ce1" table:formula="of:=VLOOKUP([.B3]; [.$A$17:.$B$42]; 2; 0) + VLOOKUP([.B5]; [.$A$17:.$B$42]; 2; 0)" office:value-type="float" office:value="4" calcext:value-type="float">
            <text:p>4</text:p>
          </table:table-cell>
          <table:table-cell table:style-name="ce1" table:formula="of:=VLOOKUP([.C3]; [.$A$17:.$B$42]; 2; 0) + VLOOKUP([.C5]; [.$A$17:.$B$42]; 2; 0)" office:value-type="float" office:value="29" calcext:value-type="float">
            <text:p>29</text:p>
          </table:table-cell>
          <table:table-cell table:style-name="ce1" table:formula="of:=VLOOKUP([.D3]; [.$A$17:.$B$42]; 2; 0) + VLOOKUP([.D5]; [.$A$17:.$B$42]; 2; 0)" office:value-type="float" office:value="2" calcext:value-type="float">
            <text:p>2</text:p>
          </table:table-cell>
          <table:table-cell table:style-name="ce1" table:formula="of:=VLOOKUP([.E3]; [.$A$17:.$B$42]; 2; 0) + VLOOKUP([.E5]; [.$A$17:.$B$42]; 2; 0)" office:value-type="float" office:value="26" calcext:value-type="float">
            <text:p>26</text:p>
          </table:table-cell>
          <table:table-cell table:style-name="ce1" table:formula="of:=VLOOKUP([.F3]; [.$A$17:.$B$42]; 2; 0) + VLOOKUP([.F5]; [.$A$17:.$B$42]; 2; 0)" office:value-type="float" office:value="20" calcext:value-type="float">
            <text:p>20</text:p>
          </table:table-cell>
          <table:table-cell table:style-name="ce1" table:formula="of:=VLOOKUP([.G3]; [.$A$17:.$B$42]; 2; 0) + VLOOKUP([.G5]; [.$A$17:.$B$42]; 2; 0)" office:value-type="float" office:value="23" calcext:value-type="float">
            <text:p>23</text:p>
          </table:table-cell>
          <table:table-cell table:style-name="ce1" table:formula="of:=VLOOKUP([.H3]; [.$A$17:.$B$42]; 2; 0) + VLOOKUP([.H5]; [.$A$17:.$B$42]; 2; 0)" office:value-type="float" office:value="19" calcext:value-type="float">
            <text:p>19</text:p>
          </table:table-cell>
          <table:table-cell table:style-name="ce1" table:formula="of:=VLOOKUP([.I3]; [.$A$17:.$B$42]; 2; 0) + VLOOKUP([.I5]; [.$A$17:.$B$42]; 2; 0)" office:value-type="float" office:value="22" calcext:value-type="float">
            <text:p>22</text:p>
          </table:table-cell>
          <table:table-cell table:style-name="ce1" table:formula="of:=VLOOKUP([.J3]; [.$A$17:.$B$42]; 2; 0) + VLOOKUP([.J5]; [.$A$17:.$B$42]; 2; 0)" office:value-type="float" office:value="14" calcext:value-type="float">
            <text:p>14</text:p>
          </table:table-cell>
          <table:table-cell table:style-name="ce1" table:formula="of:=VLOOKUP([.K3]; [.$A$17:.$B$42]; 2; 0) + VLOOKUP([.K5]; [.$A$17:.$B$42]; 2; 0)" office:value-type="float" office:value="37" calcext:value-type="float">
            <text:p>37</text:p>
          </table:table-cell>
          <table:table-cell table:style-name="ce1" table:formula="of:=VLOOKUP([.L3]; [.$A$17:.$B$42]; 2; 0) + VLOOKUP([.L5]; [.$A$17:.$B$42]; 2; 0)" office:value-type="float" office:value="9" calcext:value-type="float">
            <text:p>9</text:p>
          </table:table-cell>
          <table:table-cell table:style-name="ce1" table:formula="of:=VLOOKUP([.M3]; [.$A$17:.$B$42]; 2; 0) + VLOOKUP([.M5]; [.$A$17:.$B$42]; 2; 0)" office:value-type="float" office:value="25" calcext:value-type="float">
            <text:p>25</text:p>
          </table:table-cell>
          <table:table-cell table:style-name="ce1" table:formula="of:=VLOOKUP([.N3]; [.$A$17:.$B$42]; 2; 0) + VLOOKUP([.N5]; [.$A$17:.$B$42]; 2; 0)" office:value-type="float" office:value="6" calcext:value-type="float">
            <text:p>6</text:p>
          </table:table-cell>
          <table:table-cell table:style-name="ce1" table:formula="of:=VLOOKUP([.O3]; [.$A$17:.$B$42]; 2; 0) + VLOOKUP([.O5]; [.$A$17:.$B$42]; 2; 0)" office:value-type="float" office:value="22" calcext:value-type="float">
            <text:p>22</text:p>
          </table:table-cell>
          <table:table-cell table:style-name="ce1" table:formula="of:=VLOOKUP([.P3]; [.$A$17:.$B$42]; 2; 0) + VLOOKUP([.P5]; [.$A$17:.$B$42]; 2; 0)" office:value-type="float" office:value="21" calcext:value-type="float">
            <text:p>21</text:p>
          </table:table-cell>
          <table:table-cell table:style-name="ce1" table:formula="of:=VLOOKUP([.Q3]; [.$A$17:.$B$42]; 2; 0) + VLOOKUP([.Q5]; [.$A$17:.$B$42]; 2; 0)" office:value-type="float" office:value="15" calcext:value-type="float">
            <text:p>15</text:p>
          </table:table-cell>
          <table:table-cell table:style-name="ce1" table:formula="of:=VLOOKUP([.R3]; [.$A$17:.$B$42]; 2; 0) + VLOOKUP([.R5]; [.$A$17:.$B$42]; 2; 0)" office:value-type="float" office:value="10" calcext:value-type="float">
            <text:p>10</text:p>
          </table:table-cell>
          <table:table-cell table:style-name="ce1" table:formula="of:=VLOOKUP([.S3]; [.$A$17:.$B$42]; 2; 0) + VLOOKUP([.S5]; [.$A$17:.$B$42]; 2; 0)" office:value-type="float" office:value="35" calcext:value-type="float">
            <text:p>35</text:p>
          </table:table-cell>
          <table:table-cell table:style-name="ce1" table:formula="of:=VLOOKUP([.T3]; [.$A$17:.$B$42]; 2; 0) + VLOOKUP([.T5]; [.$A$17:.$B$42]; 2; 0)" office:value-type="float" office:value="21" calcext:value-type="float">
            <text:p>21</text:p>
          </table:table-cell>
          <table:table-cell table:style-name="ce1" table:formula="of:=VLOOKUP([.U3]; [.$A$17:.$B$42]; 2; 0) + VLOOKUP([.U5]; [.$A$17:.$B$42]; 2; 0)" office:value-type="float" office:value="32" calcext:value-type="float">
            <text:p>32</text:p>
          </table:table-cell>
          <table:table-cell table:style-name="ce1" table:formula="of:=VLOOKUP([.V3]; [.$A$17:.$B$42]; 2; 0) + VLOOKUP([.V5]; [.$A$17:.$B$42]; 2; 0)" office:value-type="float" office:value="21" calcext:value-type="float">
            <text:p>21</text:p>
          </table:table-cell>
          <table:table-cell table:style-name="ce1" table:formula="of:=VLOOKUP([.W3]; [.$A$17:.$B$42]; 2; 0) + VLOOKUP([.W5]; [.$A$17:.$B$42]; 2; 0)" office:value-type="float" office:value="32" calcext:value-type="float">
            <text:p>32</text:p>
          </table:table-cell>
          <table:table-cell table:style-name="ce1" table:formula="of:=VLOOKUP([.X3]; [.$A$17:.$B$42]; 2; 0) + VLOOKUP([.X5]; [.$A$17:.$B$42]; 2; 0)" office:value-type="float" office:value="7" calcext:value-type="float">
            <text:p>7</text:p>
          </table:table-cell>
          <table:table-cell table:style-name="ce1" table:formula="of:=VLOOKUP([.Y3]; [.$A$17:.$B$42]; 2; 0) + VLOOKUP([.Y5]; [.$A$17:.$B$42]; 2; 0)" office:value-type="float" office:value="16" calcext:value-type="float">
            <text:p>16</text:p>
          </table:table-cell>
          <table:table-cell table:style-name="ce1" table:formula="of:=VLOOKUP([.Z3]; [.$A$17:.$B$42]; 2; 0) + VLOOKUP([.Z5]; [.$A$17:.$B$42]; 2; 0)" office:value-type="float" office:value="23" calcext:value-type="float">
            <text:p>23</text:p>
          </table:table-cell>
          <table:table-cell table:style-name="ce1" table:formula="of:=VLOOKUP([.AA3]; [.$A$17:.$B$42]; 2; 0) + VLOOKUP([.AA5]; [.$A$17:.$B$42]; 2; 0)" office:value-type="float" office:value="22" calcext:value-type="float">
            <text:p>22</text:p>
          </table:table-cell>
          <table:table-cell table:style-name="ce1" table:formula="of:=VLOOKUP([.AB3]; [.$A$17:.$B$42]; 2; 0) + VLOOKUP([.AB5]; [.$A$17:.$B$42]; 2; 0)" office:value-type="float" office:value="21" calcext:value-type="float">
            <text:p>21</text:p>
          </table:table-cell>
          <table:table-cell table:style-name="ce1" table:formula="of:=VLOOKUP([.AC3]; [.$A$17:.$B$42]; 2; 0) + VLOOKUP([.AC5]; [.$A$17:.$B$42]; 2; 0)" office:value-type="float" office:value="15" calcext:value-type="float">
            <text:p>15</text:p>
          </table:table-cell>
          <table:table-cell table:style-name="ce1" table:formula="of:=VLOOKUP([.AD3]; [.$A$17:.$B$42]; 2; 0) + VLOOKUP([.AD5]; [.$A$17:.$B$42]; 2; 0)" office:value-type="float" office:value="10" calcext:value-type="float">
            <text:p>10</text:p>
          </table:table-cell>
          <table:table-cell table:style-name="ce1" table:formula="of:=VLOOKUP([.AE3]; [.$A$17:.$B$42]; 2; 0) + VLOOKUP([.AE5]; [.$A$17:.$B$42]; 2; 0)" office:value-type="float" office:value="35" calcext:value-type="float">
            <text:p>35</text:p>
          </table:table-cell>
          <table:table-cell table:style-name="ce1" table:formula="of:=VLOOKUP([.AF3]; [.$A$17:.$B$42]; 2; 0) + VLOOKUP([.AF5]; [.$A$17:.$B$42]; 2; 0)" office:value-type="float" office:value="21" calcext:value-type="float">
            <text:p>21</text:p>
          </table:table-cell>
          <table:table-cell table:style-name="ce1" table:formula="of:=VLOOKUP([.AG3]; [.$A$17:.$B$42]; 2; 0) + VLOOKUP([.AG5]; [.$A$17:.$B$42]; 2; 0)" office:value-type="float" office:value="32" calcext:value-type="float">
            <text:p>32</text:p>
          </table:table-cell>
          <table:table-cell table:number-columns-repeated="991"/>
        </table:table-row>
        <table:table-row table:style-name="ro1">
          <table:table-cell table:style-name="ce3" office:value-type="string" calcext:value-type="string">
            <text:p>Cipher text</text:p>
          </table:table-cell>
          <table:table-cell table:style-name="ce4" table:formula="of:=IF (([.B6] &lt; 26);(VLOOKUP([.B6]; [.$D$17:.$E$42]; 2; 0));(VLOOKUP([.B6]-26; [.$D$17:.$E$42]; 2; 0)))" office:value-type="string" office:string-value="E" calcext:value-type="string">
            <text:p>E</text:p>
          </table:table-cell>
          <table:table-cell table:style-name="ce4" table:formula="of:=IF (([.C6] &lt; 26);(VLOOKUP([.C6]; [.$D$17:.$E$42]; 2; 0));(VLOOKUP([.C6]-26; [.$D$17:.$E$42]; 2; 0)))" office:value-type="string" office:string-value="D" calcext:value-type="string">
            <text:p>D</text:p>
          </table:table-cell>
          <table:table-cell table:style-name="ce4" table:formula="of:=IF (([.D6] &lt; 26);(VLOOKUP([.D6]; [.$D$17:.$E$42]; 2; 0));(VLOOKUP([.D6]-26; [.$D$17:.$E$42]; 2; 0)))" office:value-type="string" office:string-value="C" calcext:value-type="string">
            <text:p>C</text:p>
          </table:table-cell>
          <table:table-cell table:style-name="ce4" table:formula="of:=IF (([.E6] &lt; 26);(VLOOKUP([.E6]; [.$D$17:.$E$42]; 2; 0));(VLOOKUP([.E6]-26; [.$D$17:.$E$42]; 2; 0)))" office:value-type="string" office:string-value="A" calcext:value-type="string">
            <text:p>A</text:p>
          </table:table-cell>
          <table:table-cell table:style-name="ce4" table:formula="of:=IF (([.F6] &lt; 26);(VLOOKUP([.F6]; [.$D$17:.$E$42]; 2; 0));(VLOOKUP([.F6]-26; [.$D$17:.$E$42]; 2; 0)))" office:value-type="string" office:string-value="U" calcext:value-type="string">
            <text:p>U</text:p>
          </table:table-cell>
          <table:table-cell table:style-name="ce4" table:formula="of:=IF (([.G6] &lt; 26);(VLOOKUP([.G6]; [.$D$17:.$E$42]; 2; 0));(VLOOKUP([.G6]-26; [.$D$17:.$E$42]; 2; 0)))" office:value-type="string" office:string-value="X" calcext:value-type="string">
            <text:p>X</text:p>
          </table:table-cell>
          <table:table-cell table:style-name="ce4" table:formula="of:=IF (([.H6] &lt; 26);(VLOOKUP([.H6]; [.$D$17:.$E$42]; 2; 0));(VLOOKUP([.H6]-26; [.$D$17:.$E$42]; 2; 0)))" office:value-type="string" office:string-value="T" calcext:value-type="string">
            <text:p>T</text:p>
          </table:table-cell>
          <table:table-cell table:style-name="ce4" table:formula="of:=IF (([.I6] &lt; 26);(VLOOKUP([.I6]; [.$D$17:.$E$42]; 2; 0));(VLOOKUP([.I6]-26; [.$D$17:.$E$42]; 2; 0)))" office:value-type="string" office:string-value="W" calcext:value-type="string">
            <text:p>W</text:p>
          </table:table-cell>
          <table:table-cell table:style-name="ce4" table:formula="of:=IF (([.J6] &lt; 26);(VLOOKUP([.J6]; [.$D$17:.$E$42]; 2; 0));(VLOOKUP([.J6]-26; [.$D$17:.$E$42]; 2; 0)))" office:value-type="string" office:string-value="O" calcext:value-type="string">
            <text:p>O</text:p>
          </table:table-cell>
          <table:table-cell table:style-name="ce4" table:formula="of:=IF (([.K6] &lt; 26);(VLOOKUP([.K6]; [.$D$17:.$E$42]; 2; 0));(VLOOKUP([.K6]-26; [.$D$17:.$E$42]; 2; 0)))" office:value-type="string" office:string-value="L" calcext:value-type="string">
            <text:p>L</text:p>
          </table:table-cell>
          <table:table-cell table:style-name="ce4" table:formula="of:=IF (([.L6] &lt; 26);(VLOOKUP([.L6]; [.$D$17:.$E$42]; 2; 0));(VLOOKUP([.L6]-26; [.$D$17:.$E$42]; 2; 0)))" office:value-type="string" office:string-value="J" calcext:value-type="string">
            <text:p>J</text:p>
          </table:table-cell>
          <table:table-cell table:style-name="ce4" table:formula="of:=IF (([.M6] &lt; 26);(VLOOKUP([.M6]; [.$D$17:.$E$42]; 2; 0));(VLOOKUP([.M6]-26; [.$D$17:.$E$42]; 2; 0)))" office:value-type="string" office:string-value="Z" calcext:value-type="string">
            <text:p>Z</text:p>
          </table:table-cell>
          <table:table-cell table:style-name="ce4" table:formula="of:=IF (([.N6] &lt; 26);(VLOOKUP([.N6]; [.$D$17:.$E$42]; 2; 0));(VLOOKUP([.N6]-26; [.$D$17:.$E$42]; 2; 0)))" office:value-type="string" office:string-value="G" calcext:value-type="string">
            <text:p>G</text:p>
          </table:table-cell>
          <table:table-cell table:style-name="ce4" table:formula="of:=IF (([.O6] &lt; 26);(VLOOKUP([.O6]; [.$D$17:.$E$42]; 2; 0));(VLOOKUP([.O6]-26; [.$D$17:.$E$42]; 2; 0)))" office:value-type="string" office:string-value="W" calcext:value-type="string">
            <text:p>W</text:p>
          </table:table-cell>
          <table:table-cell table:style-name="ce4" table:formula="of:=IF (([.P6] &lt; 26);(VLOOKUP([.P6]; [.$D$17:.$E$42]; 2; 0));(VLOOKUP([.P6]-26; [.$D$17:.$E$42]; 2; 0)))" office:value-type="string" office:string-value="V" calcext:value-type="string">
            <text:p>V</text:p>
          </table:table-cell>
          <table:table-cell table:style-name="ce4" table:formula="of:=IF (([.Q6] &lt; 26);(VLOOKUP([.Q6]; [.$D$17:.$E$42]; 2; 0));(VLOOKUP([.Q6]-26; [.$D$17:.$E$42]; 2; 0)))" office:value-type="string" office:string-value="P" calcext:value-type="string">
            <text:p>P</text:p>
          </table:table-cell>
          <table:table-cell table:style-name="ce4" table:formula="of:=IF (([.R6] &lt; 26);(VLOOKUP([.R6]; [.$D$17:.$E$42]; 2; 0));(VLOOKUP([.R6]-26; [.$D$17:.$E$42]; 2; 0)))" office:value-type="string" office:string-value="K" calcext:value-type="string">
            <text:p>K</text:p>
          </table:table-cell>
          <table:table-cell table:style-name="ce4" table:formula="of:=IF (([.S6] &lt; 26);(VLOOKUP([.S6]; [.$D$17:.$E$42]; 2; 0));(VLOOKUP([.S6]-26; [.$D$17:.$E$42]; 2; 0)))" office:value-type="string" office:string-value="J" calcext:value-type="string">
            <text:p>J</text:p>
          </table:table-cell>
          <table:table-cell table:style-name="ce4" table:formula="of:=IF (([.T6] &lt; 26);(VLOOKUP([.T6]; [.$D$17:.$E$42]; 2; 0));(VLOOKUP([.T6]-26; [.$D$17:.$E$42]; 2; 0)))" office:value-type="string" office:string-value="V" calcext:value-type="string">
            <text:p>V</text:p>
          </table:table-cell>
          <table:table-cell table:style-name="ce4" table:formula="of:=IF (([.U6] &lt; 26);(VLOOKUP([.U6]; [.$D$17:.$E$42]; 2; 0));(VLOOKUP([.U6]-26; [.$D$17:.$E$42]; 2; 0)))" office:value-type="string" office:string-value="G" calcext:value-type="string">
            <text:p>G</text:p>
          </table:table-cell>
          <table:table-cell table:style-name="ce4" table:formula="of:=IF (([.V6] &lt; 26);(VLOOKUP([.V6]; [.$D$17:.$E$42]; 2; 0));(VLOOKUP([.V6]-26; [.$D$17:.$E$42]; 2; 0)))" office:value-type="string" office:string-value="V" calcext:value-type="string">
            <text:p>V</text:p>
          </table:table-cell>
          <table:table-cell table:style-name="ce4" table:formula="of:=IF (([.W6] &lt; 26);(VLOOKUP([.W6]; [.$D$17:.$E$42]; 2; 0));(VLOOKUP([.W6]-26; [.$D$17:.$E$42]; 2; 0)))" office:value-type="string" office:string-value="G" calcext:value-type="string">
            <text:p>G</text:p>
          </table:table-cell>
          <table:table-cell table:style-name="ce4" table:formula="of:=IF (([.X6] &lt; 26);(VLOOKUP([.X6]; [.$D$17:.$E$42]; 2; 0));(VLOOKUP([.X6]-26; [.$D$17:.$E$42]; 2; 0)))" office:value-type="string" office:string-value="H" calcext:value-type="string">
            <text:p>H</text:p>
          </table:table-cell>
          <table:table-cell table:style-name="ce4" table:formula="of:=IF (([.Y6] &lt; 26);(VLOOKUP([.Y6]; [.$D$17:.$E$42]; 2; 0));(VLOOKUP([.Y6]-26; [.$D$17:.$E$42]; 2; 0)))" office:value-type="string" office:string-value="Q" calcext:value-type="string">
            <text:p>Q</text:p>
          </table:table-cell>
          <table:table-cell table:style-name="ce4" table:formula="of:=IF (([.Z6] &lt; 26);(VLOOKUP([.Z6]; [.$D$17:.$E$42]; 2; 0));(VLOOKUP([.Z6]-26; [.$D$17:.$E$42]; 2; 0)))" office:value-type="string" office:string-value="X" calcext:value-type="string">
            <text:p>X</text:p>
          </table:table-cell>
          <table:table-cell table:style-name="ce4" table:formula="of:=IF (([.AA6] &lt; 26);(VLOOKUP([.AA6]; [.$D$17:.$E$42]; 2; 0));(VLOOKUP([.AA6]-26; [.$D$17:.$E$42]; 2; 0)))" office:value-type="string" office:string-value="W" calcext:value-type="string">
            <text:p>W</text:p>
          </table:table-cell>
          <table:table-cell table:style-name="ce4" table:formula="of:=IF (([.AB6] &lt; 26);(VLOOKUP([.AB6]; [.$D$17:.$E$42]; 2; 0));(VLOOKUP([.AB6]-26; [.$D$17:.$E$42]; 2; 0)))" office:value-type="string" office:string-value="V" calcext:value-type="string">
            <text:p>V</text:p>
          </table:table-cell>
          <table:table-cell table:style-name="ce4" table:formula="of:=IF (([.AC6] &lt; 26);(VLOOKUP([.AC6]; [.$D$17:.$E$42]; 2; 0));(VLOOKUP([.AC6]-26; [.$D$17:.$E$42]; 2; 0)))" office:value-type="string" office:string-value="P" calcext:value-type="string">
            <text:p>P</text:p>
          </table:table-cell>
          <table:table-cell table:style-name="ce4" table:formula="of:=IF (([.AD6] &lt; 26);(VLOOKUP([.AD6]; [.$D$17:.$E$42]; 2; 0));(VLOOKUP([.AD6]-26; [.$D$17:.$E$42]; 2; 0)))" office:value-type="string" office:string-value="K" calcext:value-type="string">
            <text:p>K</text:p>
          </table:table-cell>
          <table:table-cell table:style-name="ce4" table:formula="of:=IF (([.AE6] &lt; 26);(VLOOKUP([.AE6]; [.$D$17:.$E$42]; 2; 0));(VLOOKUP([.AE6]-26; [.$D$17:.$E$42]; 2; 0)))" office:value-type="string" office:string-value="J" calcext:value-type="string">
            <text:p>J</text:p>
          </table:table-cell>
          <table:table-cell table:style-name="ce4" table:formula="of:=IF (([.AF6] &lt; 26);(VLOOKUP([.AF6]; [.$D$17:.$E$42]; 2; 0));(VLOOKUP([.AF6]-26; [.$D$17:.$E$42]; 2; 0)))" office:value-type="string" office:string-value="V" calcext:value-type="string">
            <text:p>V</text:p>
          </table:table-cell>
          <table:table-cell table:style-name="ce4" table:formula="of:=IF (([.AG6] &lt; 26);(VLOOKUP([.AG6]; [.$D$17:.$E$42]; 2; 0));(VLOOKUP([.AG6]-26; [.$D$17:.$E$42]; 2; 0)))" office:value-type="string" office:string-value="G" calcext:value-type="string">
            <text:p>G</text:p>
          </table:table-cell>
          <table:table-cell table:number-columns-repeated="991"/>
        </table:table-row>
        <table:table-row table:style-name="ro1" table:number-rows-repeated="8">
          <table:table-cell table:number-columns-repeated="1024"/>
        </table:table-row>
        <table:table-row table:style-name="ro1">
          <table:table-cell table:style-name="ce2" office:value-type="string" calcext:value-type="string">
            <text:p>Dicctionary: Alphabet -&gt; Code</text:p>
          </table:table-cell>
          <table:table-cell table:number-columns-repeated="2"/>
          <table:table-cell table:style-name="ce2" office:value-type="string" calcext:value-type="string">
            <text:p>Dicctionary: Code -&gt; Alphabet</text:p>
          </table:table-cell>
          <table:table-cell table:number-columns-repeated="2"/>
          <table:table-cell table:style-name="ce2" office:value-type="string" calcext:value-type="string">
            <text:p>Dicctionary: keys</text:p>
          </table:table-cell>
          <table:table-cell table:number-columns-repeated="1017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2" office:value-type="float" office:value="0" calcext:value-type="float">
            <text:p>0</text:p>
          </table:table-cell>
          <table:table-cell/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A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1" table:formula="of:=[.B2]" office:value-type="string" office:string-value="C" calcext:value-type="string">
            <text:p>C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2" office:value-type="float" office:value="1" calcext:value-type="float">
            <text:p>1</text:p>
          </table:table-cell>
          <table:table-cell/>
          <table:table-cell table:style-name="ce5" office:value-type="float" office:value="1" calcext:value-type="float">
            <text:p>1</text:p>
          </table:table-cell>
          <table:table-cell table:style-name="ce2" office:value-type="string" calcext:value-type="string">
            <text:p>B</text:p>
          </table:table-cell>
          <table:table-cell/>
          <table:table-cell table:style-name="ce2" office:value-type="float" office:value="2" calcext:value-type="float">
            <text:p>2</text:p>
          </table:table-cell>
          <table:table-cell table:style-name="ce1" table:formula="of:=[.C2]" office:value-type="string" office:string-value="S" calcext:value-type="string">
            <text:p>S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2" office:value-type="float" office:value="2" calcext:value-type="float">
            <text:p>2</text:p>
          </table:table-cell>
          <table:table-cell/>
          <table:table-cell table:style-name="ce5" office:value-type="float" office:value="2" calcext:value-type="float">
            <text:p>2</text:p>
          </table:table-cell>
          <table:table-cell table:style-name="ce2" office:value-type="string" calcext:value-type="string">
            <text:p>C</text:p>
          </table:table-cell>
          <table:table-cell/>
          <table:table-cell table:style-name="ce2" office:value-type="float" office:value="3" calcext:value-type="float">
            <text:p>3</text:p>
          </table:table-cell>
          <table:table-cell table:style-name="ce1" table:formula="of:=[.D2]" office:value-type="string" office:string-value="C" calcext:value-type="string">
            <text:p>C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2" office:value-type="float" office:value="3" calcext:value-type="float">
            <text:p>3</text:p>
          </table:table-cell>
          <table:table-cell/>
          <table:table-cell table:style-name="ce5" office:value-type="float" office:value="3" calcext:value-type="float">
            <text:p>3</text:p>
          </table:table-cell>
          <table:table-cell table:style-name="ce2" office:value-type="string" calcext:value-type="string">
            <text:p>D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1" table:formula="of:=[.E2]" office:value-type="string" office:string-value="I" calcext:value-type="string">
            <text:p>I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2" office:value-type="float" office:value="4" calcext:value-type="float">
            <text:p>4</text:p>
          </table:table-cell>
          <table:table-cell/>
          <table:table-cell table:style-name="ce5" office:value-type="float" office:value="4" calcext:value-type="float">
            <text:p>4</text:p>
          </table:table-cell>
          <table:table-cell table:style-name="ce2" office:value-type="string" calcext:value-type="string">
            <text:p>E</text:p>
          </table:table-cell>
          <table:table-cell/>
          <table:table-cell table:style-name="ce2" office:value-type="float" office:value="5" calcext:value-type="float">
            <text:p>5</text:p>
          </table:table-cell>
          <table:table-cell table:style-name="ce1" table:formula="of:=[.F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2" office:value-type="float" office:value="5" calcext:value-type="float">
            <text:p>5</text:p>
          </table:table-cell>
          <table:table-cell/>
          <table:table-cell table:style-name="ce5" office:value-type="float" office:value="5" calcext:value-type="float">
            <text:p>5</text:p>
          </table:table-cell>
          <table:table-cell table:style-name="ce2" office:value-type="string" calcext:value-type="string">
            <text:p>F</text:p>
          </table:table-cell>
          <table:table-cell/>
          <table:table-cell table:style-name="ce2" office:value-type="float" office:value="6" calcext:value-type="float">
            <text:p>6</text:p>
          </table:table-cell>
          <table:table-cell table:style-name="ce1" table:formula="of:=[.G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2" office:value-type="float" office:value="6" calcext:value-type="float">
            <text:p>6</text:p>
          </table:table-cell>
          <table:table-cell/>
          <table:table-cell table:style-name="ce5" office:value-type="float" office:value="6" calcext:value-type="float">
            <text:p>6</text:p>
          </table:table-cell>
          <table:table-cell table:style-name="ce2" office:value-type="string" calcext:value-type="string">
            <text:p>G</text:p>
          </table:table-cell>
          <table:table-cell/>
          <table:table-cell table:style-name="ce2" office:value-type="float" office:value="7" calcext:value-type="float">
            <text:p>7</text:p>
          </table:table-cell>
          <table:table-cell table:style-name="ce1" table:formula="of:=[.H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2" office:value-type="float" office:value="7" calcext:value-type="float">
            <text:p>7</text:p>
          </table:table-cell>
          <table:table-cell/>
          <table:table-cell table:style-name="ce5" office:value-type="float" office:value="7" calcext:value-type="float">
            <text:p>7</text:p>
          </table:table-cell>
          <table:table-cell table:style-name="ce2" office:value-type="string" calcext:value-type="string">
            <text:p>H</text:p>
          </table:table-cell>
          <table:table-cell/>
          <table:table-cell table:style-name="ce2" office:value-type="float" office:value="8" calcext:value-type="float">
            <text:p>8</text:p>
          </table:table-cell>
          <table:table-cell table:style-name="ce1" table:formula="of:=[.I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2" office:value-type="float" office:value="8" calcext:value-type="float">
            <text:p>8</text:p>
          </table:table-cell>
          <table:table-cell/>
          <table:table-cell table:style-name="ce5" office:value-type="float" office:value="8" calcext:value-type="float">
            <text:p>8</text:p>
          </table:table-cell>
          <table:table-cell table:style-name="ce2" office:value-type="string" calcext:value-type="string">
            <text:p>I</text:p>
          </table:table-cell>
          <table:table-cell/>
          <table:table-cell table:style-name="ce2" office:value-type="float" office:value="9" calcext:value-type="float">
            <text:p>9</text:p>
          </table:table-cell>
          <table:table-cell table:style-name="ce1" table:formula="of:=[.J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5" office:value-type="float" office:value="9" calcext:value-type="float">
            <text:p>9</text:p>
          </table:table-cell>
          <table:table-cell table:style-name="ce2" office:value-type="string" calcext:value-type="string">
            <text:p>J</text:p>
          </table:table-cell>
          <table:table-cell/>
          <table:table-cell table:style-name="ce2" office:value-type="float" office:value="10" calcext:value-type="float">
            <text:p>10</text:p>
          </table:table-cell>
          <table:table-cell table:style-name="ce1" table:formula="of:=[.K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K</text:p>
          </table:table-cell>
          <table:table-cell table:style-name="ce2" office:value-type="float" office:value="10" calcext:value-type="float">
            <text:p>10</text:p>
          </table:table-cell>
          <table:table-cell/>
          <table:table-cell table:style-name="ce5" office:value-type="float" office:value="10" calcext:value-type="float">
            <text:p>10</text:p>
          </table:table-cell>
          <table:table-cell table:style-name="ce2" office:value-type="string" calcext:value-type="string">
            <text:p>K</text:p>
          </table:table-cell>
          <table:table-cell/>
          <table:table-cell table:style-name="ce2" office:value-type="float" office:value="11" calcext:value-type="float">
            <text:p>11</text:p>
          </table:table-cell>
          <table:table-cell table:style-name="ce1" table:formula="of:=[.L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L</text:p>
          </table:table-cell>
          <table:table-cell table:style-name="ce2" office:value-type="float" office:value="11" calcext:value-type="float">
            <text:p>11</text:p>
          </table:table-cell>
          <table:table-cell/>
          <table:table-cell table:style-name="ce5" office:value-type="float" office:value="11" calcext:value-type="float">
            <text:p>11</text:p>
          </table:table-cell>
          <table:table-cell table:style-name="ce2" office:value-type="string" calcext:value-type="string">
            <text:p>L</text:p>
          </table:table-cell>
          <table:table-cell/>
          <table:table-cell table:style-name="ce2" office:value-type="float" office:value="12" calcext:value-type="float">
            <text:p>12</text:p>
          </table:table-cell>
          <table:table-cell table:style-name="ce1" table:formula="of:=[.M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M</text:p>
          </table:table-cell>
          <table:table-cell table:style-name="ce2" office:value-type="float" office:value="12" calcext:value-type="float">
            <text:p>12</text:p>
          </table:table-cell>
          <table:table-cell/>
          <table:table-cell table:style-name="ce5" office:value-type="float" office:value="12" calcext:value-type="float">
            <text:p>12</text:p>
          </table:table-cell>
          <table:table-cell table:style-name="ce2" office:value-type="string" calcext:value-type="string">
            <text:p>M</text:p>
          </table:table-cell>
          <table:table-cell/>
          <table:table-cell table:style-name="ce2" office:value-type="float" office:value="13" calcext:value-type="float">
            <text:p>13</text:p>
          </table:table-cell>
          <table:table-cell table:style-name="ce1" table:formula="of:=[.N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N</text:p>
          </table:table-cell>
          <table:table-cell table:style-name="ce2" office:value-type="float" office:value="13" calcext:value-type="float">
            <text:p>13</text:p>
          </table:table-cell>
          <table:table-cell/>
          <table:table-cell table:style-name="ce5" office:value-type="float" office:value="13" calcext:value-type="float">
            <text:p>13</text:p>
          </table:table-cell>
          <table:table-cell table:style-name="ce2" office:value-type="string" calcext:value-type="string">
            <text:p>N</text:p>
          </table:table-cell>
          <table:table-cell/>
          <table:table-cell table:style-name="ce2" office:value-type="float" office:value="14" calcext:value-type="float">
            <text:p>14</text:p>
          </table:table-cell>
          <table:table-cell table:style-name="ce1" table:formula="of:=[.O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O</text:p>
          </table:table-cell>
          <table:table-cell table:style-name="ce2" office:value-type="float" office:value="14" calcext:value-type="float">
            <text:p>14</text:p>
          </table:table-cell>
          <table:table-cell/>
          <table:table-cell table:style-name="ce5" office:value-type="float" office:value="14" calcext:value-type="float">
            <text:p>14</text:p>
          </table:table-cell>
          <table:table-cell table:style-name="ce2" office:value-type="string" calcext:value-type="string">
            <text:p>O</text:p>
          </table:table-cell>
          <table:table-cell/>
          <table:table-cell table:style-name="ce2" office:value-type="float" office:value="15" calcext:value-type="float">
            <text:p>15</text:p>
          </table:table-cell>
          <table:table-cell table:style-name="ce1" table:formula="of:=[.P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P</text:p>
          </table:table-cell>
          <table:table-cell table:style-name="ce2" office:value-type="float" office:value="15" calcext:value-type="float">
            <text:p>15</text:p>
          </table:table-cell>
          <table:table-cell/>
          <table:table-cell table:style-name="ce5" office:value-type="float" office:value="15" calcext:value-type="float">
            <text:p>15</text:p>
          </table:table-cell>
          <table:table-cell table:style-name="ce2" office:value-type="string" calcext:value-type="string">
            <text:p>P</text:p>
          </table:table-cell>
          <table:table-cell/>
          <table:table-cell table:style-name="ce2" office:value-type="float" office:value="16" calcext:value-type="float">
            <text:p>16</text:p>
          </table:table-cell>
          <table:table-cell table:style-name="ce1" table:formula="of:=[.Q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Q</text:p>
          </table:table-cell>
          <table:table-cell table:style-name="ce2" office:value-type="float" office:value="16" calcext:value-type="float">
            <text:p>16</text:p>
          </table:table-cell>
          <table:table-cell/>
          <table:table-cell table:style-name="ce5" office:value-type="float" office:value="16" calcext:value-type="float">
            <text:p>16</text:p>
          </table:table-cell>
          <table:table-cell table:style-name="ce2" office:value-type="string" calcext:value-type="string">
            <text:p>Q</text:p>
          </table:table-cell>
          <table:table-cell/>
          <table:table-cell table:style-name="ce2" office:value-type="float" office:value="17" calcext:value-type="float">
            <text:p>17</text:p>
          </table:table-cell>
          <table:table-cell table:style-name="ce1" table:formula="of:=[.R2]" office:value-type="float" office:value="0" calcext:value-type="float">
            <text:p>0</text:p>
          </table:table-cell>
          <table:table-cell table:number-columns-repeated="1016"/>
        </table:table-row>
        <table:table-row table:style-name="ro1">
          <table:table-cell table:style-name="ce2" office:value-type="string" calcext:value-type="string">
            <text:p>R</text:p>
          </table:table-cell>
          <table:table-cell table:style-name="ce2" office:value-type="float" office:value="17" calcext:value-type="float">
            <text:p>17</text:p>
          </table:table-cell>
          <table:table-cell/>
          <table:table-cell table:style-name="ce5" office:value-type="float" office:value="17" calcext:value-type="float">
            <text:p>17</text:p>
          </table:table-cell>
          <table:table-cell table:style-name="ce2" office:value-type="string" calcext:value-type="string">
            <text:p>R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S</text:p>
          </table:table-cell>
          <table:table-cell table:style-name="ce2" office:value-type="float" office:value="18" calcext:value-type="float">
            <text:p>18</text:p>
          </table:table-cell>
          <table:table-cell/>
          <table:table-cell table:style-name="ce5" office:value-type="float" office:value="18" calcext:value-type="float">
            <text:p>18</text:p>
          </table:table-cell>
          <table:table-cell table:style-name="ce2"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T</text:p>
          </table:table-cell>
          <table:table-cell table:style-name="ce2" office:value-type="float" office:value="19" calcext:value-type="float">
            <text:p>19</text:p>
          </table:table-cell>
          <table:table-cell/>
          <table:table-cell table:style-name="ce5" office:value-type="float" office:value="19" calcext:value-type="float">
            <text:p>19</text:p>
          </table:table-cell>
          <table:table-cell table:style-name="ce2" office:value-type="string" calcext:value-type="string">
            <text:p>T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U</text:p>
          </table:table-cell>
          <table:table-cell table:style-name="ce2" office:value-type="float" office:value="20" calcext:value-type="float">
            <text:p>20</text:p>
          </table:table-cell>
          <table:table-cell/>
          <table:table-cell table:style-name="ce5" office:value-type="float" office:value="20" calcext:value-type="float">
            <text:p>20</text:p>
          </table:table-cell>
          <table:table-cell table:style-name="ce2" office:value-type="string" calcext:value-type="string">
            <text:p>U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V</text:p>
          </table:table-cell>
          <table:table-cell table:style-name="ce2" office:value-type="float" office:value="21" calcext:value-type="float">
            <text:p>21</text:p>
          </table:table-cell>
          <table:table-cell/>
          <table:table-cell table:style-name="ce5" office:value-type="float" office:value="21" calcext:value-type="float">
            <text:p>21</text:p>
          </table:table-cell>
          <table:table-cell table:style-name="ce2" office:value-type="string" calcext:value-type="string">
            <text:p>V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W</text:p>
          </table:table-cell>
          <table:table-cell table:style-name="ce2" office:value-type="float" office:value="22" calcext:value-type="float">
            <text:p>22</text:p>
          </table:table-cell>
          <table:table-cell/>
          <table:table-cell table:style-name="ce5" office:value-type="float" office:value="22" calcext:value-type="float">
            <text:p>22</text:p>
          </table:table-cell>
          <table:table-cell table:style-name="ce2" office:value-type="string" calcext:value-type="string">
            <text:p>W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X</text:p>
          </table:table-cell>
          <table:table-cell table:style-name="ce2" office:value-type="float" office:value="23" calcext:value-type="float">
            <text:p>23</text:p>
          </table:table-cell>
          <table:table-cell/>
          <table:table-cell table:style-name="ce5" office:value-type="float" office:value="23" calcext:value-type="float">
            <text:p>23</text:p>
          </table:table-cell>
          <table:table-cell table:style-name="ce2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Y</text:p>
          </table:table-cell>
          <table:table-cell table:style-name="ce2" office:value-type="float" office:value="24" calcext:value-type="float">
            <text:p>24</text:p>
          </table:table-cell>
          <table:table-cell/>
          <table:table-cell table:style-name="ce5" office:value-type="float" office:value="24" calcext:value-type="float">
            <text:p>24</text:p>
          </table:table-cell>
          <table:table-cell table:style-name="ce2" office:value-type="string" calcext:value-type="string">
            <text:p>Y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Z</text:p>
          </table:table-cell>
          <table:table-cell table:style-name="ce2" office:value-type="float" office:value="25" calcext:value-type="float">
            <text:p>25</text:p>
          </table:table-cell>
          <table:table-cell/>
          <table:table-cell table:style-name="ce5" office:value-type="float" office:value="25" calcext:value-type="float">
            <text:p>25</text:p>
          </table:table-cell>
          <table:table-cell table:style-name="ce2" office:value-type="string" calcext:value-type="string">
            <text:p>Z</text:p>
          </table:table-cell>
          <table:table-cell table:number-columns-repeated="1019"/>
        </table:table-row>
        <table:table-row table:style-name="ro1">
          <table:table-cell table:number-columns-repeated="3"/>
          <table:table-cell table:style-name="ce5"/>
          <table:table-cell table:number-columns-repeated="1020"/>
        </table:table-row>
        <table:table-row table:style-name="ro1" table:number-rows-repeated="959">
          <table:table-cell table:number-columns-repeated="1024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Inconsolata" svg:font-family="Inconsolata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56.69pt" fo:margin-bottom="56.69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1-1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80" meta:object-count="0"/>
    <meta:generator>LibreOfficeDev/6.0.5.2$Linux_X86_64 LibreOffice_project/</meta:generator>
  </office:meta>
</office:document-meta>
</file>